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in" svg:height="3.7126in" svg:x="4.076in" svg:y="0.6693in">
            <draw:object draw:notify-on-update-of-ranges="Sheet1.A5:Sheet1.A25 Sheet1.C4:Sheet1.C4 Sheet1.C5:Sheet1.C25 Sheet1.D4:Sheet1.D4 Sheet1.D5:Sheet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float" office:value="1.1" calcext:value-type="float">
            <text:p>1.1</text:p>
          </table:table-cell>
          <table:table-cell/>
          <table:table-cell office:value-type="string" calcext:value-type="string">
            <text:p>L, uH</text:p>
          </table:table-cell>
          <table:table-cell table:style-name="ce1" office:value-type="string" calcext:value-type="string">
            <text:p>C, uF</text:p>
          </table:table-cell>
          <table:table-cell/>
          <table:table-cell office:value-type="string" calcext:value-type="string">
            <text:p>Частота свободных колебаний, кГц</text:p>
          </table:table-cell>
          <table:table-cell table:number-columns-repeated="2"/>
          <table:table-cell office:value-type="string" calcext:value-type="string">
            <text:p>Ток при 100%, мА</text:p>
          </table:table-cell>
          <table:table-cell table:style-name="ce9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1/(2*PI()*SQRT([.C2]/10^6*[.D2]/10^6))/1000" office:value-type="float" office:value="5.0329212104487" calcext:value-type="float">
            <text:p>5.0</text:p>
          </table:table-cell>
          <table:table-cell table:number-columns-repeated="2"/>
          <table:table-cell table:formula="of:=24/160*1000" office:value-type="float" office:value="150" calcext:value-type="float">
            <text:p>150</text:p>
          </table:table-cell>
          <table:table-cell table:formula="of:=[.I2]*0.25" office:value-type="float" office:value="37.5" calcext:value-type="float">
            <text:p>37.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, kHz</text:p>
          </table:table-cell>
          <table:table-cell office:value-type="string" calcext:value-type="string">
            <text:p>per, us</text:p>
          </table:table-cell>
          <table:table-cell office:value-type="string" calcext:value-type="string">
            <text:p>XL</text:p>
          </table:table-cell>
          <table:table-cell table:style-name="ce1" office:value-type="string" calcext:value-type="string">
            <text:p>XC</text:p>
          </table:table-cell>
          <table:table-cell table:number-columns-repeated="9"/>
        </table:table-row>
        <table:table-row table:style-name="ro1">
          <table:table-cell table:style-name="ce2" office:value-type="float" office:value="1.8" calcext:value-type="float">
            <text:p>1.8</text:p>
          </table:table-cell>
          <table:table-cell table:style-name="ce3" table:formula="of:=1/([.A5]*1000)*10^6" office:value-type="float" office:value="555.555555555556" calcext:value-type="float">
            <text:p>556</text:p>
          </table:table-cell>
          <table:table-cell table:style-name="ce2" table:formula="of:=2*PI()*[.A5]*1000*[.$C$2]/10^6" office:value-type="float" office:value="11.3097335529233" calcext:value-type="float">
            <text:p>11.3</text:p>
          </table:table-cell>
          <table:table-cell table:style-name="ce2" table:formula="of:=1/(2*PI()*[.A5]*1000*[.$D$2]/1000000)" office:value-type="float" office:value="88.4194128288307" calcext:value-type="float">
            <text:p>88.4</text:p>
          </table:table-cell>
          <table:table-cell table:number-columns-repeated="9"/>
        </table:table-row>
        <table:table-row table:style-name="ro1">
          <table:table-cell table:style-name="ce2" table:formula="of:=[.A5]^[.$A$1]" office:value-type="float" office:value="1.90897286690523" calcext:value-type="float">
            <text:p>1.9</text:p>
          </table:table-cell>
          <table:table-cell table:style-name="ce3" table:formula="of:=1/([.A6]*1000)*10^6" office:value-type="float" office:value="523.841913804238" calcext:value-type="float">
            <text:p>524</text:p>
          </table:table-cell>
          <table:table-cell table:style-name="ce2" table:formula="of:=2*PI()*[.A6]*1000*[.$C$2]/10^6" office:value-type="float" office:value="11.9944302691435" calcext:value-type="float">
            <text:p>12.0</text:p>
          </table:table-cell>
          <table:table-cell table:style-name="ce2" table:formula="of:=1/(2*PI()*[.A6]*1000*[.$D$2]/1000000)" office:value-type="float" office:value="83.372029980663" calcext:value-type="float">
            <text:p>83.4</text:p>
          </table:table-cell>
          <table:table-cell table:number-columns-repeated="9"/>
        </table:table-row>
        <table:table-row table:style-name="ro1">
          <table:table-cell table:style-name="ce2" table:formula="of:=[.A6]^[.$A$1]" office:value-type="float" office:value="2.0364780393684" calcext:value-type="float">
            <text:p>2.0</text:p>
          </table:table-cell>
          <table:table-cell table:style-name="ce3" table:formula="of:=1/([.A7]*1000)*10^6" office:value-type="float" office:value="491.043841705332" calcext:value-type="float">
            <text:p>491</text:p>
          </table:table-cell>
          <table:table-cell table:style-name="ce2" table:formula="of:=2*PI()*[.A7]*1000*[.$C$2]/10^6" office:value-type="float" office:value="12.7955688953534" calcext:value-type="float">
            <text:p>12.8</text:p>
          </table:table-cell>
          <table:table-cell table:style-name="ce2" table:formula="of:=1/(2*PI()*[.A7]*1000*[.$D$2]/1000000)" office:value-type="float" office:value="78.1520546822378" calcext:value-type="float">
            <text:p>78.2</text:p>
          </table:table-cell>
          <table:table-cell table:number-columns-repeated="9"/>
        </table:table-row>
        <table:table-row table:style-name="ro1">
          <table:table-cell table:style-name="ce2" table:formula="of:=[.A7]^[.$A$1]" office:value-type="float" office:value="2.18659174552727" calcext:value-type="float">
            <text:p>2.2</text:p>
          </table:table-cell>
          <table:table-cell table:style-name="ce3" table:formula="of:=1/([.A8]*1000)*10^6" office:value-type="float" office:value="457.332742632696" calcext:value-type="float">
            <text:p>457</text:p>
          </table:table-cell>
          <table:table-cell table:style-name="ce2" table:formula="of:=2*PI()*[.A8]*1000*[.$C$2]/10^6" office:value-type="float" office:value="13.7387611282971" calcext:value-type="float">
            <text:p>13.7</text:p>
          </table:table-cell>
          <table:table-cell table:style-name="ce2" table:formula="of:=1/(2*PI()*[.A8]*1000*[.$D$2]/1000000)" office:value-type="float" office:value="72.7867666277671" calcext:value-type="float">
            <text:p>72.8</text:p>
          </table:table-cell>
          <table:table-cell table:number-columns-repeated="9"/>
        </table:table-row>
        <table:table-row table:style-name="ro1">
          <table:table-cell table:style-name="ce2" table:formula="of:=[.A8]^[.$A$1]" office:value-type="float" office:value="2.36452807383118" calcext:value-type="float">
            <text:p>2.4</text:p>
          </table:table-cell>
          <table:table-cell table:style-name="ce3" table:formula="of:=1/([.A9]*1000)*10^6" office:value-type="float" office:value="422.917372420843" calcext:value-type="float">
            <text:p>423</text:p>
          </table:table-cell>
          <table:table-cell table:style-name="ce2" table:formula="of:=2*PI()*[.A9]*1000*[.$C$2]/10^6" office:value-type="float" office:value="14.8567680519097" calcext:value-type="float">
            <text:p>14.9</text:p>
          </table:table-cell>
          <table:table-cell table:style-name="ce2" table:formula="of:=1/(2*PI()*[.A9]*1000*[.$D$2]/1000000)" office:value-type="float" office:value="67.3093903402132" calcext:value-type="float">
            <text:p>67.3</text:p>
          </table:table-cell>
          <table:table-cell table:number-columns-repeated="9"/>
        </table:table-row>
        <table:table-row table:style-name="ro1">
          <table:table-cell table:style-name="ce2" table:formula="of:=[.A9]^[.$A$1]" office:value-type="float" office:value="2.57702672368341" calcext:value-type="float">
            <text:p>2.6</text:p>
          </table:table-cell>
          <table:table-cell table:style-name="ce3" table:formula="of:=1/([.A10]*1000)*10^6" office:value-type="float" office:value="388.04409392025" calcext:value-type="float">
            <text:p>388</text:p>
          </table:table-cell>
          <table:table-cell table:style-name="ce2" table:formula="of:=2*PI()*[.A10]*1000*[.$C$2]/10^6" office:value-type="float" office:value="16.1919364464568" calcext:value-type="float">
            <text:p>16.2</text:p>
          </table:table-cell>
          <table:table-cell table:style-name="ce2" table:formula="of:=1/(2*PI()*[.A10]*1000*[.$D$2]/1000000)" office:value-type="float" office:value="61.7591356850235" calcext:value-type="float">
            <text:p>61.8</text:p>
          </table:table-cell>
          <table:table-cell table:number-columns-repeated="9"/>
        </table:table-row>
        <table:table-row table:style-name="ro1">
          <table:table-cell table:style-name="ce2" table:formula="of:=[.A10]^[.$A$1]" office:value-type="float" office:value="2.83289719516315" calcext:value-type="float">
            <text:p>2.8</text:p>
          </table:table-cell>
          <table:table-cell table:style-name="ce3" table:formula="of:=1/([.A11]*1000)*10^6" office:value-type="float" office:value="352.995513464938" calcext:value-type="float">
            <text:p>353</text:p>
          </table:table-cell>
          <table:table-cell table:style-name="ce2" table:formula="of:=2*PI()*[.A11]*1000*[.$C$2]/10^6" office:value-type="float" office:value="17.7996180333994" calcext:value-type="float">
            <text:p>17.8</text:p>
          </table:table-cell>
          <table:table-cell table:style-name="ce2" table:formula="of:=1/(2*PI()*[.A11]*1000*[.$D$2]/1000000)" office:value-type="float" office:value="56.1809808572066" calcext:value-type="float">
            <text:p>56.2</text:p>
          </table:table-cell>
          <table:table-cell table:number-columns-repeated="9"/>
        </table:table-row>
        <table:table-row table:style-name="ro1">
          <table:table-cell table:style-name="ce2" table:formula="of:=[.A11]^[.$A$1]" office:value-type="float" office:value="3.14379266154541" calcext:value-type="float">
            <text:p>3.1</text:p>
          </table:table-cell>
          <table:table-cell table:style-name="ce3" table:formula="of:=1/([.A12]*1000)*10^6" office:value-type="float" office:value="318.087134763024" calcext:value-type="float">
            <text:p>318</text:p>
          </table:table-cell>
          <table:table-cell table:style-name="ce2" table:formula="of:=2*PI()*[.A12]*1000*[.$C$2]/10^6" office:value-type="float" office:value="19.7530318598411" calcext:value-type="float">
            <text:p>19.8</text:p>
          </table:table-cell>
          <table:table-cell table:style-name="ce2" table:formula="of:=1/(2*PI()*[.A12]*1000*[.$D$2]/1000000)" office:value-type="float" office:value="50.6251398314731" calcext:value-type="float">
            <text:p>50.6</text:p>
          </table:table-cell>
          <table:table-cell table:number-columns-repeated="9"/>
        </table:table-row>
        <table:table-row table:style-name="ro1">
          <table:table-cell table:style-name="ce2" table:formula="of:=[.A12]^[.$A$1]" office:value-type="float" office:value="3.52532601161203" calcext:value-type="float">
            <text:p>3.5</text:p>
          </table:table-cell>
          <table:table-cell table:style-name="ce3" table:formula="of:=1/([.A13]*1000)*10^6" office:value-type="float" office:value="283.661708649388" calcext:value-type="float">
            <text:p>284</text:p>
          </table:table-cell>
          <table:table-cell table:style-name="ce2" table:formula="of:=2*PI()*[.A13]*1000*[.$C$2]/10^6" office:value-type="float" office:value="22.1502765991787" calcext:value-type="float">
            <text:p>22.2</text:p>
          </table:table-cell>
          <table:table-cell table:style-name="ce2" table:formula="of:=1/(2*PI()*[.A13]*1000*[.$D$2]/1000000)" office:value-type="float" office:value="45.1461630974431" calcext:value-type="float">
            <text:p>45.1</text:p>
          </table:table-cell>
          <table:table-cell table:number-columns-repeated="9"/>
        </table:table-row>
        <table:table-row table:style-name="ro1">
          <table:table-cell table:style-name="ce2" table:formula="of:=[.A13]^[.$A$1]" office:value-type="float" office:value="3.9987036028727" calcext:value-type="float">
            <text:p>4.0</text:p>
          </table:table-cell>
          <table:table-cell table:style-name="ce3" table:formula="of:=1/([.A14]*1000)*10^6" office:value-type="float" office:value="250.081051089056" calcext:value-type="float">
            <text:p>250</text:p>
          </table:table-cell>
          <table:table-cell table:style-name="ce2" table:formula="of:=2*PI()*[.A14]*1000*[.$C$2]/10^6" office:value-type="float" office:value="25.1245957253358" calcext:value-type="float">
            <text:p>25.1</text:p>
          </table:table-cell>
          <table:table-cell table:style-name="ce2" table:formula="of:=1/(2*PI()*[.A14]*1000*[.$D$2]/1000000)" office:value-type="float" office:value="39.8016354544401" calcext:value-type="float">
            <text:p>39.8</text:p>
          </table:table-cell>
          <table:table-cell table:number-columns-repeated="9"/>
        </table:table-row>
        <table:table-row table:style-name="ro1">
          <table:table-cell table:style-name="ce2" table:formula="of:=[.A14]^[.$A$1]" office:value-type="float" office:value="4.59315536036354" calcext:value-type="float">
            <text:p>4.6</text:p>
          </table:table-cell>
          <table:table-cell table:style-name="ce3" table:formula="of:=1/([.A15]*1000)*10^6" office:value-type="float" office:value="217.715257060421" calcext:value-type="float">
            <text:p>218</text:p>
          </table:table-cell>
          <table:table-cell table:style-name="ce2" table:formula="of:=2*PI()*[.A15]*1000*[.$C$2]/10^6" office:value-type="float" office:value="28.8596462738294" calcext:value-type="float">
            <text:p>28.9</text:p>
          </table:table-cell>
          <table:table-cell table:style-name="ce2" table:formula="of:=1/(2*PI()*[.A15]*1000*[.$D$2]/1000000)" office:value-type="float" office:value="34.6504593476887" calcext:value-type="float">
            <text:p>34.7</text:p>
          </table:table-cell>
          <table:table-cell table:number-columns-repeated="9"/>
        </table:table-row>
        <table:table-row table:style-name="ro1">
          <table:table-cell table:style-name="ce2" table:formula="of:=[.A15]^[.$A$1]" office:value-type="float" office:value="5.34961156319048" calcext:value-type="float">
            <text:p>5.3</text:p>
          </table:table-cell>
          <table:table-cell table:style-name="ce3" table:formula="of:=1/([.A16]*1000)*10^6" office:value-type="float" office:value="186.929459865981" calcext:value-type="float">
            <text:p>187</text:p>
          </table:table-cell>
          <table:table-cell table:style-name="ce2" table:formula="of:=2*PI()*[.A16]*1000*[.$C$2]/10^6" office:value-type="float" office:value="33.6126007729564" calcext:value-type="float">
            <text:p>33.6</text:p>
          </table:table-cell>
          <table:table-cell table:style-name="ce2" table:formula="of:=1/(2*PI()*[.A16]*1000*[.$D$2]/1000000)" office:value-type="float" office:value="29.7507475471689" calcext:value-type="float">
            <text:p>29.8</text:p>
          </table:table-cell>
          <table:table-cell table:number-columns-repeated="9"/>
        </table:table-row>
        <table:table-row table:style-name="ro1">
          <table:table-cell table:style-name="ce2" table:formula="of:=[.A16]^[.$A$1]" office:value-type="float" office:value="6.32636833387145" calcext:value-type="float">
            <text:p>6.3</text:p>
          </table:table-cell>
          <table:table-cell table:style-name="ce3" table:formula="of:=1/([.A17]*1000)*10^6" office:value-type="float" office:value="158.068570659408" calcext:value-type="float">
            <text:p>158</text:p>
          </table:table-cell>
          <table:table-cell table:style-name="ce2" table:formula="of:=2*PI()*[.A17]*1000*[.$C$2]/10^6" office:value-type="float" office:value="39.7497445631873" calcext:value-type="float">
            <text:p>39.7</text:p>
          </table:table-cell>
          <table:table-cell table:style-name="ce2" table:formula="of:=1/(2*PI()*[.A17]*1000*[.$D$2]/1000000)" office:value-type="float" office:value="25.1573943679153" calcext:value-type="float">
            <text:p>25.2</text:p>
          </table:table-cell>
          <table:table-cell table:number-columns-repeated="8"/>
          <table:table-cell office:value-type="string" calcext:value-type="string">
            <text:p>1u</text:p>
          </table:table-cell>
        </table:table-row>
        <table:table-row table:style-name="ro1">
          <table:table-cell table:style-name="ce2" table:formula="of:=[.A17]^[.$A$1]" office:value-type="float" office:value="7.60798979161239" calcext:value-type="float">
            <text:p>7.6</text:p>
          </table:table-cell>
          <table:table-cell table:style-name="ce3" table:formula="of:=1/([.A18]*1000)*10^6" office:value-type="float" office:value="131.440765220594" calcext:value-type="float">
            <text:p>131</text:p>
          </table:table-cell>
          <table:table-cell table:style-name="ce2" table:formula="of:=2*PI()*[.A18]*1000*[.$C$2]/10^6" office:value-type="float" office:value="47.8024096758313" calcext:value-type="float">
            <text:p>47.8</text:p>
          </table:table-cell>
          <table:table-cell table:style-name="ce2" table:formula="of:=1/(2*PI()*[.A18]*1000*[.$D$2]/1000000)" office:value-type="float" office:value="20.9194475086388" calcext:value-type="float">
            <text:p>20.9</text:p>
          </table:table-cell>
          <table:table-cell table:number-columns-repeated="9"/>
        </table:table-row>
        <table:table-row table:style-name="ro1">
          <table:table-cell table:style-name="ce2" table:formula="of:=[.A18]^[.$A$1]" office:value-type="float" office:value="9.31959228774287" calcext:value-type="float">
            <text:p>9.3</text:p>
          </table:table-cell>
          <table:table-cell table:style-name="ce3" table:formula="of:=1/([.A19]*1000)*10^6" office:value-type="float" office:value="107.300831315894" calcext:value-type="float">
            <text:p>107</text:p>
          </table:table-cell>
          <table:table-cell table:style-name="ce2" table:formula="of:=2*PI()*[.A19]*1000*[.$C$2]/10^6" office:value-type="float" office:value="58.5567253312502" calcext:value-type="float">
            <text:p>58.6</text:p>
          </table:table-cell>
          <table:table-cell table:style-name="ce2" table:formula="of:=1/(2*PI()*[.A19]*1000*[.$D$2]/1000000)" office:value-type="float" office:value="17.0774577017941" calcext:value-type="float">
            <text:p>17.1</text:p>
          </table:table-cell>
          <table:table-cell table:number-columns-repeated="9"/>
        </table:table-row>
        <table:table-row table:style-name="ro1">
          <table:table-cell table:style-name="ce2" table:formula="of:=[.A19]^[.$A$1]" office:value-type="float" office:value="11.6502864765283" calcext:value-type="float">
            <text:p>11.7</text:p>
          </table:table-cell>
          <table:table-cell table:style-name="ce3" table:formula="of:=1/([.A20]*1000)*10^6" office:value-type="float" office:value="85.8347991712214" calcext:value-type="float">
            <text:p>86</text:p>
          </table:table-cell>
          <table:table-cell table:style-name="ce2" table:formula="of:=2*PI()*[.A20]*1000*[.$C$2]/10^6" office:value-type="float" office:value="73.2009088137554" calcext:value-type="float">
            <text:p>73.2</text:p>
          </table:table-cell>
          <table:table-cell table:style-name="ce2" table:formula="of:=1/(2*PI()*[.A20]*1000*[.$D$2]/1000000)" office:value-type="float" office:value="13.6610325774" calcext:value-type="float">
            <text:p>13.7</text:p>
          </table:table-cell>
          <table:table-cell table:number-columns-repeated="9"/>
        </table:table-row>
        <table:table-row table:style-name="ro1">
          <table:table-cell table:style-name="ce2" table:formula="of:=[.A20]^[.$A$1]" office:value-type="float" office:value="14.8925910894437" calcext:value-type="float">
            <text:p>14.9</text:p>
          </table:table-cell>
          <table:table-cell table:style-name="ce3" table:formula="of:=1/([.A21]*1000)*10^6" office:value-type="float" office:value="67.147482529674" calcext:value-type="float">
            <text:p>67</text:p>
          </table:table-cell>
          <table:table-cell table:style-name="ce2" table:formula="of:=2*PI()*[.A21]*1000*[.$C$2]/10^6" office:value-type="float" office:value="93.5729095190264" calcext:value-type="float">
            <text:p>93.6</text:p>
          </table:table-cell>
          <table:table-cell table:style-name="ce2" table:formula="of:=1/(2*PI()*[.A21]*1000*[.$D$2]/1000000)" office:value-type="float" office:value="10.6868537607743" calcext:value-type="float">
            <text:p>10.7</text:p>
          </table:table-cell>
          <table:table-cell table:number-columns-repeated="9"/>
        </table:table-row>
        <table:table-row table:style-name="ro1">
          <table:table-cell table:style-name="ce2" table:formula="of:=[.A21]^[.$A$1]" office:value-type="float" office:value="19.5104502380083" calcext:value-type="float">
            <text:p>19.5</text:p>
          </table:table-cell>
          <table:table-cell table:style-name="ce3" table:formula="of:=1/([.A22]*1000)*10^6" office:value-type="float" office:value="51.2545834566082" calcext:value-type="float">
            <text:p>51</text:p>
          </table:table-cell>
          <table:table-cell table:style-name="ce2" table:formula="of:=2*PI()*[.A22]*1000*[.$C$2]/10^6" office:value-type="float" office:value="122.587774271912" calcext:value-type="float">
            <text:p>122.6</text:p>
          </table:table-cell>
          <table:table-cell table:style-name="ce2" table:formula="of:=1/(2*PI()*[.A22]*1000*[.$D$2]/1000000)" office:value-type="float" office:value="8.15742031323528" calcext:value-type="float">
            <text:p>8.2</text:p>
          </table:table-cell>
          <table:table-cell table:number-columns-repeated="9"/>
        </table:table-row>
        <table:table-row table:style-name="ro1">
          <table:table-cell table:style-name="ce2" table:formula="of:=[.A22]^[.$A$1]" office:value-type="float" office:value="26.2599576151994" calcext:value-type="float">
            <text:p>26.3</text:p>
          </table:table-cell>
          <table:table-cell table:style-name="ce3" table:formula="of:=1/([.A23]*1000)*10^6" office:value-type="float" office:value="38.0807926141203" calcext:value-type="float">
            <text:p>38</text:p>
          </table:table-cell>
          <table:table-cell table:style-name="ce2" table:formula="of:=2*PI()*[.A23]*1000*[.$C$2]/10^6" office:value-type="float" office:value="164.99617985498" calcext:value-type="float">
            <text:p>165.0</text:p>
          </table:table-cell>
          <table:table-cell table:style-name="ce2" table:formula="of:=1/(2*PI()*[.A23]*1000*[.$D$2]/1000000)" office:value-type="float" office:value="6.06074638139459" calcext:value-type="float">
            <text:p>6.1</text:p>
          </table:table-cell>
          <table:table-cell table:number-columns-repeated="9"/>
        </table:table-row>
        <table:table-row table:style-name="ro1">
          <table:table-cell table:style-name="ce2" table:formula="of:=[.A23]^[.$A$1]" office:value-type="float" office:value="36.410230043648" calcext:value-type="float">
            <text:p>36.4</text:p>
          </table:table-cell>
          <table:table-cell table:style-name="ce3" table:formula="of:=1/([.A24]*1000)*10^6" office:value-type="float" office:value="27.464808621127" calcext:value-type="float">
            <text:p>27</text:p>
          </table:table-cell>
          <table:table-cell table:style-name="ce2" table:formula="of:=2*PI()*[.A24]*1000*[.$C$2]/10^6" office:value-type="float" office:value="228.772222441278" calcext:value-type="float">
            <text:p>228.8</text:p>
          </table:table-cell>
          <table:table-cell table:style-name="ce2" table:formula="of:=1/(2*PI()*[.A24]*1000*[.$D$2]/1000000)" office:value-type="float" office:value="4.37116005312526" calcext:value-type="float">
            <text:p>4.4</text:p>
          </table:table-cell>
          <table:table-cell table:number-columns-repeated="9"/>
        </table:table-row>
        <table:table-row table:style-name="ro1">
          <table:table-cell table:style-name="ce2" table:formula="of:=[.A24]^[.$A$1]" office:value-type="float" office:value="52.1609827414674" calcext:value-type="float">
            <text:p>52.2</text:p>
          </table:table-cell>
          <table:table-cell table:style-name="ce3" table:formula="of:=1/([.A25]*1000)*10^6" office:value-type="float" office:value="19.1714179342908" calcext:value-type="float">
            <text:p>19</text:p>
          </table:table-cell>
          <table:table-cell table:style-name="ce2" table:formula="of:=2*PI()*[.A25]*1000*[.$C$2]/10^6" office:value-type="float" office:value="327.737120369236" calcext:value-type="float">
            <text:p>327.7</text:p>
          </table:table-cell>
          <table:table-cell table:style-name="ce2" table:formula="of:=1/(2*PI()*[.A25]*1000*[.$D$2]/1000000)" office:value-type="float" office:value="3.05122593032299" calcext:value-type="float">
            <text:p>3.1</text:p>
          </table:table-cell>
          <table:table-cell table:number-columns-repeated="9"/>
        </table:table-row>
        <table:table-row table:style-name="ro1">
          <table:table-cell table:style-name="ce2" table:formula="of:=[.A25]^[.$A$1]" office:value-type="float" office:value="77.4605081463154" calcext:value-type="float">
            <text:p>77.5</text:p>
          </table:table-cell>
          <table:table-cell table:style-name="ce3" table:formula="of:=1/([.A26]*1000)*10^6" office:value-type="float" office:value="12.9098042851862" calcext:value-type="float">
            <text:p>13</text:p>
          </table:table-cell>
          <table:table-cell table:style-name="ce2" table:formula="of:=2*PI()*[.A26]*1000*[.$C$2]/10^6" office:value-type="float" office:value="486.698726671594" calcext:value-type="float">
            <text:p>486.7</text:p>
          </table:table-cell>
          <table:table-cell table:style-name="ce2" table:formula="of:=1/(2*PI()*[.A26]*1000*[.$D$2]/1000000)" office:value-type="float" office:value="2.05465916633631" calcext:value-type="float">
            <text:p>2.1</text:p>
          </table:table-cell>
          <table:table-cell table:number-columns-repeated="9"/>
        </table:table-row>
        <table:table-row table:style-name="ro1">
          <table:table-cell table:style-name="ce2" table:formula="of:=[.A26]^[.$A$1]" office:value-type="float" office:value="119.670850020218" calcext:value-type="float">
            <text:p>119.7</text:p>
          </table:table-cell>
          <table:table-cell table:style-name="ce3" table:formula="of:=1/([.A27]*1000)*10^6" office:value-type="float" office:value="8.35625383985366" calcext:value-type="float">
            <text:p>8</text:p>
          </table:table-cell>
          <table:table-cell table:style-name="ce2" table:formula="of:=2*PI()*[.A27]*1000*[.$C$2]/10^6" office:value-type="float" office:value="751.914126544728" calcext:value-type="float">
            <text:p>751.9</text:p>
          </table:table-cell>
          <table:table-cell table:style-name="ce2" table:formula="of:=1/(2*PI()*[.A27]*1000*[.$D$2]/1000000)" office:value-type="float" office:value="1.32993910434334" calcext:value-type="float">
            <text:p>1.3</text:p>
          </table:table-cell>
          <table:table-cell table:number-columns-repeated="9"/>
        </table:table-row>
        <table:table-row table:style-name="ro1">
          <table:table-cell table:style-name="ce2" table:formula="of:=[.A27]^[.$A$1]" office:value-type="float" office:value="193.102196316526" calcext:value-type="float">
            <text:p>193.1</text:p>
          </table:table-cell>
          <table:table-cell table:style-name="ce3" table:formula="of:=1/([.A28]*1000)*10^6" office:value-type="float" office:value="5.17860500333636" calcext:value-type="float">
            <text:p>5</text:p>
          </table:table-cell>
          <table:table-cell table:style-name="ce2" table:formula="of:=2*PI()*[.A28]*1000*[.$C$2]/10^6" office:value-type="float" office:value="1213.2968826801" calcext:value-type="float">
            <text:p>1213.3</text:p>
          </table:table-cell>
          <table:table-cell table:style-name="ce2" table:formula="of:=1/(2*PI()*[.A28]*1000*[.$D$2]/1000000)" office:value-type="float" office:value="0.824200584601402" calcext:value-type="float">
            <text:p>0.8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3"/>
          <table:table-cell table:style-name="ce4" table:number-columns-repeated="2"/>
          <table:table-cell table:number-columns-repeated="9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3" table:formula="of:=1/([.A30]*1000)*10^6" office:value-type="float" office:value="20" calcext:value-type="float">
            <text:p>20</text:p>
          </table:table-cell>
          <table:table-cell table:style-name="ce2" table:formula="of:=2*PI()*[.A30]*1000*[.$C$2]/10^6" office:value-type="float" office:value="314.159265358979" calcext:value-type="float">
            <text:p>314.2</text:p>
          </table:table-cell>
          <table:table-cell table:style-name="ce2" table:formula="of:=1/(2*PI()*[.A30]*1000*[.$D$2]/1000000)" office:value-type="float" office:value="3.18309886183791" calcext:value-type="float">
            <text:p>3.2</text:p>
          </table:table-cell>
          <table:table-cell table:number-columns-repeated="9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3" table:formula="of:=1/([.A31]*1000)*10^6" office:value-type="float" office:value="6.66666666666667" calcext:value-type="float">
            <text:p>7</text:p>
          </table:table-cell>
          <table:table-cell table:style-name="ce2" table:formula="of:=2*PI()*[.A31]*1000*[.$C$2]/10^6" office:value-type="float" office:value="942.477796076938" calcext:value-type="float">
            <text:p>942.5</text:p>
          </table:table-cell>
          <table:table-cell table:style-name="ce2" table:formula="of:=1/(2*PI()*[.A31]*1000*[.$D$2]/1000000)" office:value-type="float" office:value="1.06103295394597" calcext:value-type="float">
            <text:p>1.1</text:p>
          </table:table-cell>
          <table:table-cell table:number-columns-repeated="9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3" table:formula="of:=1/([.A32]*1000)*10^6" office:value-type="float" office:value="5" calcext:value-type="float">
            <text:p>5</text:p>
          </table:table-cell>
          <table:table-cell table:style-name="ce2" table:formula="of:=2*PI()*[.A32]*1000*[.$C$2]/10^6" office:value-type="float" office:value="1256.63706143592" calcext:value-type="float">
            <text:p>1256.6</text:p>
          </table:table-cell>
          <table:table-cell table:style-name="ce2" table:formula="of:=1/(2*PI()*[.A32]*1000*[.$D$2]/1000000)" office:value-type="float" office:value="0.795774715459477" calcext:value-type="float">
            <text:p>0.8</text:p>
          </table:table-cell>
          <table:table-cell table:number-columns-repeated="9"/>
        </table:table-row>
        <table:table-row table:style-name="ro1" table:number-rows-repeated="22">
          <table:table-cell table:style-name="ce2"/>
          <table:table-cell table:style-name="ce3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4" table:number-columns-repeated="2"/>
          <table:table-cell table:number-columns-repeated="10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2">
      <number:number number:decimal-places="7" number:min-decimal-places="7"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8:46:50.882067083</meta:creation-date>
    <dc:date>2023-12-07T12:04:28.641189396</dc:date>
    <meta:editing-duration>PT1H26M24S</meta:editing-duration>
    <meta:editing-cycles>26</meta:editing-cycles>
    <meta:generator>LibreOffice/7.3.7.2$Linux_X86_64 LibreOffice_project/30$Build-2</meta:generator>
    <meta:document-statistic meta:table-count="1" meta:cell-count="1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2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9.431cm" xlink:href=".." xlink:type="simple" chart:class="chart:line" chart:style-name="ch1">
        <chart:legend chart:legend-position="end" svg:x="7.374cm" svg:y="0.649cm" style:legend-expansion="custom" svg:width="4.065cm" svg:height="2.402cm" style:legend-expansion-aspect-ratio="1.69233971690258" chart:style-name="ch2"/>
        <chart:plot-area chart:style-name="ch3" table:cell-range-address="Sheet1.A5:Sheet1.A25 Sheet1.C4:Sheet1.D25" chart:data-source-has-labels="both" svg:x="0.405cm" svg:y="0.197cm" svg:width="19.915cm" svg:height="8.556cm">
          <chart:coordinate-region svg:x="1.688cm" svg:y="0.396cm" svg:width="18.3cm" svg:height="7.71cm"/>
          <chart:axis chart:dimension="x" chart:name="primary-x" chart:style-name="ch4" chartooo:axis-type="auto">
            <chartooo:date-scale/>
            <chart:title svg:x="9.993cm" svg:y="8.822cm" chart:style-name="ch5">
              <text:p>kHz</text:p>
            </chart:title>
            <chart:categories table:cell-range-address="Sheet1.A5:Sheet1.A25"/>
            <chart:grid chart:style-name="ch6" chart:class="major"/>
          </chart:axis>
          <chart:axis chart:dimension="y" chart:name="primary-y" chart:style-name="ch7">
            <chart:title svg:x="0.001cm" svg:y="4.936cm" chart:style-name="ch8">
              <text:p>Ohm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D5:Sheet1.D25" chart:label-cell-address="Sheet1.D4:Sheet1.D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L</text:p>
                <draw:g>
                  <svg:desc>Sheet1.C4:Sheet1.C4</svg:desc>
                </draw:g>
              </table:table-cell>
              <table:table-cell office:value-type="string">
                <text:p>XC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1.8">
                <text:p>1.8</text:p>
                <draw:g>
                  <svg:desc>Sheet1.A5:Sheet1.A25</svg:desc>
                </draw:g>
              </table:table-cell>
              <table:table-cell office:value-type="float" office:value="11.3097335529233">
                <text:p>11.3097335529233</text:p>
                <draw:g>
                  <svg:desc>Sheet1.C5:Sheet1.C25</svg:desc>
                </draw:g>
              </table:table-cell>
              <table:table-cell office:value-type="float" office:value="88.4194128288307">
                <text:p>88.4194128288307</text:p>
                <draw:g>
                  <svg:desc>Sheet1.D5:Sheet1.D25</svg:desc>
                </draw:g>
              </table:table-cell>
            </table:table-row>
            <table:table-row>
              <table:table-cell office:value-type="float" office:value="1.90897286690523">
                <text:p>1.90897286690523</text:p>
              </table:table-cell>
              <table:table-cell office:value-type="float" office:value="11.9944302691435">
                <text:p>11.9944302691435</text:p>
              </table:table-cell>
              <table:table-cell office:value-type="float" office:value="83.372029980663">
                <text:p>83.372029980663</text:p>
              </table:table-cell>
            </table:table-row>
            <table:table-row>
              <table:table-cell office:value-type="float" office:value="2.0364780393684">
                <text:p>2.0364780393684</text:p>
              </table:table-cell>
              <table:table-cell office:value-type="float" office:value="12.7955688953534">
                <text:p>12.7955688953534</text:p>
              </table:table-cell>
              <table:table-cell office:value-type="float" office:value="78.1520546822378">
                <text:p>78.1520546822378</text:p>
              </table:table-cell>
            </table:table-row>
            <table:table-row>
              <table:table-cell office:value-type="float" office:value="2.18659174552727">
                <text:p>2.18659174552727</text:p>
              </table:table-cell>
              <table:table-cell office:value-type="float" office:value="13.7387611282971">
                <text:p>13.7387611282971</text:p>
              </table:table-cell>
              <table:table-cell office:value-type="float" office:value="72.7867666277671">
                <text:p>72.7867666277671</text:p>
              </table:table-cell>
            </table:table-row>
            <table:table-row>
              <table:table-cell office:value-type="float" office:value="2.36452807383118">
                <text:p>2.36452807383118</text:p>
              </table:table-cell>
              <table:table-cell office:value-type="float" office:value="14.8567680519097">
                <text:p>14.8567680519097</text:p>
              </table:table-cell>
              <table:table-cell office:value-type="float" office:value="67.3093903402132">
                <text:p>67.3093903402132</text:p>
              </table:table-cell>
            </table:table-row>
            <table:table-row>
              <table:table-cell office:value-type="float" office:value="2.57702672368341">
                <text:p>2.57702672368341</text:p>
              </table:table-cell>
              <table:table-cell office:value-type="float" office:value="16.1919364464568">
                <text:p>16.1919364464568</text:p>
              </table:table-cell>
              <table:table-cell office:value-type="float" office:value="61.7591356850235">
                <text:p>61.7591356850235</text:p>
              </table:table-cell>
            </table:table-row>
            <table:table-row>
              <table:table-cell office:value-type="float" office:value="2.83289719516315">
                <text:p>2.83289719516315</text:p>
              </table:table-cell>
              <table:table-cell office:value-type="float" office:value="17.7996180333994">
                <text:p>17.7996180333994</text:p>
              </table:table-cell>
              <table:table-cell office:value-type="float" office:value="56.1809808572066">
                <text:p>56.1809808572066</text:p>
              </table:table-cell>
            </table:table-row>
            <table:table-row>
              <table:table-cell office:value-type="float" office:value="3.14379266154541">
                <text:p>3.14379266154541</text:p>
              </table:table-cell>
              <table:table-cell office:value-type="float" office:value="19.7530318598411">
                <text:p>19.7530318598411</text:p>
              </table:table-cell>
              <table:table-cell office:value-type="float" office:value="50.6251398314731">
                <text:p>50.6251398314731</text:p>
              </table:table-cell>
            </table:table-row>
            <table:table-row>
              <table:table-cell office:value-type="float" office:value="3.52532601161203">
                <text:p>3.52532601161203</text:p>
              </table:table-cell>
              <table:table-cell office:value-type="float" office:value="22.1502765991787">
                <text:p>22.1502765991787</text:p>
              </table:table-cell>
              <table:table-cell office:value-type="float" office:value="45.1461630974431">
                <text:p>45.1461630974431</text:p>
              </table:table-cell>
            </table:table-row>
            <table:table-row>
              <table:table-cell office:value-type="float" office:value="3.9987036028727">
                <text:p>3.9987036028727</text:p>
              </table:table-cell>
              <table:table-cell office:value-type="float" office:value="25.1245957253358">
                <text:p>25.1245957253358</text:p>
              </table:table-cell>
              <table:table-cell office:value-type="float" office:value="39.8016354544401">
                <text:p>39.8016354544401</text:p>
              </table:table-cell>
            </table:table-row>
            <table:table-row>
              <table:table-cell office:value-type="float" office:value="4.59315536036354">
                <text:p>4.59315536036354</text:p>
              </table:table-cell>
              <table:table-cell office:value-type="float" office:value="28.8596462738294">
                <text:p>28.8596462738294</text:p>
              </table:table-cell>
              <table:table-cell office:value-type="float" office:value="34.6504593476887">
                <text:p>34.6504593476887</text:p>
              </table:table-cell>
            </table:table-row>
            <table:table-row>
              <table:table-cell office:value-type="float" office:value="5.34961156319048">
                <text:p>5.34961156319048</text:p>
              </table:table-cell>
              <table:table-cell office:value-type="float" office:value="33.6126007729564">
                <text:p>33.6126007729564</text:p>
              </table:table-cell>
              <table:table-cell office:value-type="float" office:value="29.7507475471689">
                <text:p>29.7507475471689</text:p>
              </table:table-cell>
            </table:table-row>
            <table:table-row>
              <table:table-cell office:value-type="float" office:value="6.32636833387145">
                <text:p>6.32636833387145</text:p>
              </table:table-cell>
              <table:table-cell office:value-type="float" office:value="39.7497445631873">
                <text:p>39.7497445631873</text:p>
              </table:table-cell>
              <table:table-cell office:value-type="float" office:value="25.1573943679153">
                <text:p>25.1573943679153</text:p>
              </table:table-cell>
            </table:table-row>
            <table:table-row>
              <table:table-cell office:value-type="float" office:value="7.60798979161239">
                <text:p>7.60798979161239</text:p>
              </table:table-cell>
              <table:table-cell office:value-type="float" office:value="47.8024096758313">
                <text:p>47.8024096758313</text:p>
              </table:table-cell>
              <table:table-cell office:value-type="float" office:value="20.9194475086388">
                <text:p>20.9194475086388</text:p>
              </table:table-cell>
            </table:table-row>
            <table:table-row>
              <table:table-cell office:value-type="float" office:value="9.31959228774287">
                <text:p>9.31959228774287</text:p>
              </table:table-cell>
              <table:table-cell office:value-type="float" office:value="58.5567253312502">
                <text:p>58.5567253312502</text:p>
              </table:table-cell>
              <table:table-cell office:value-type="float" office:value="17.0774577017941">
                <text:p>17.0774577017941</text:p>
              </table:table-cell>
            </table:table-row>
            <table:table-row>
              <table:table-cell office:value-type="float" office:value="11.6502864765283">
                <text:p>11.6502864765283</text:p>
              </table:table-cell>
              <table:table-cell office:value-type="float" office:value="73.2009088137554">
                <text:p>73.2009088137554</text:p>
              </table:table-cell>
              <table:table-cell office:value-type="float" office:value="13.6610325774">
                <text:p>13.6610325774</text:p>
              </table:table-cell>
            </table:table-row>
            <table:table-row>
              <table:table-cell office:value-type="float" office:value="14.8925910894437">
                <text:p>14.8925910894437</text:p>
              </table:table-cell>
              <table:table-cell office:value-type="float" office:value="93.5729095190264">
                <text:p>93.5729095190264</text:p>
              </table:table-cell>
              <table:table-cell office:value-type="float" office:value="10.6868537607743">
                <text:p>10.6868537607743</text:p>
              </table:table-cell>
            </table:table-row>
            <table:table-row>
              <table:table-cell office:value-type="float" office:value="19.5104502380083">
                <text:p>19.5104502380083</text:p>
              </table:table-cell>
              <table:table-cell office:value-type="float" office:value="122.587774271912">
                <text:p>122.587774271912</text:p>
              </table:table-cell>
              <table:table-cell office:value-type="float" office:value="8.15742031323528">
                <text:p>8.15742031323528</text:p>
              </table:table-cell>
            </table:table-row>
            <table:table-row>
              <table:table-cell office:value-type="float" office:value="26.2599576151994">
                <text:p>26.2599576151994</text:p>
              </table:table-cell>
              <table:table-cell office:value-type="float" office:value="164.99617985498">
                <text:p>164.99617985498</text:p>
              </table:table-cell>
              <table:table-cell office:value-type="float" office:value="6.06074638139459">
                <text:p>6.06074638139459</text:p>
              </table:table-cell>
            </table:table-row>
            <table:table-row>
              <table:table-cell office:value-type="float" office:value="36.410230043648">
                <text:p>36.410230043648</text:p>
              </table:table-cell>
              <table:table-cell office:value-type="float" office:value="228.772222441278">
                <text:p>228.772222441278</text:p>
              </table:table-cell>
              <table:table-cell office:value-type="float" office:value="4.37116005312526">
                <text:p>4.37116005312526</text:p>
              </table:table-cell>
            </table:table-row>
            <table:table-row>
              <table:table-cell office:value-type="float" office:value="52.1609827414674">
                <text:p>52.1609827414674</text:p>
              </table:table-cell>
              <table:table-cell office:value-type="float" office:value="327.737120369236">
                <text:p>327.737120369236</text:p>
              </table:table-cell>
              <table:table-cell office:value-type="float" office:value="3.05122593032299">
                <text:p>3.05122593032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